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TEPS" style:family="table">
      <style:table-properties style:width="9.7743in" fo:margin-left="0in" table:align="left"/>
    </style:style>
    <style:style style:name="STEPS.A" style:family="table-column">
      <style:table-column-properties style:column-width="3.7153in"/>
    </style:style>
    <style:style style:name="STEPS.B" style:family="table-column">
      <style:table-column-properties style:column-width="2.6653in"/>
    </style:style>
    <style:style style:name="STEPS.C" style:family="table-column">
      <style:table-column-properties style:column-width="1.0847in"/>
    </style:style>
    <style:style style:name="STEPS.D" style:family="table-column">
      <style:table-column-properties style:column-width="2.309in"/>
    </style:style>
    <style:style style:name="STEP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EPS.D1" style:family="table-cell">
      <style:table-cell-properties fo:padding="0.0382in" fo:border="0.05pt solid #000000"/>
    </style:style>
    <style:style style:name="STEPS.A2" style:family="table-cell">
      <style:table-cell-properties fo:padding="0.0382in" fo:border-left="0.05pt solid #000000" fo:border-right="none" fo:border-top="none" fo:border-bottom="0.05pt solid #000000"/>
    </style:style>
    <style:style style:name="STEP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b7b" officeooo:paragraph-rsid="0007cb7b"/>
    </style:style>
    <style:style style:name="P2" style:family="paragraph" style:parent-style-name="Table_20_Contents">
      <style:text-properties officeooo:rsid="0007cb7b" officeooo:paragraph-rsid="0007cb7b"/>
    </style:style>
    <style:style style:name="P3" style:family="paragraph" style:parent-style-name="Table_20_Contents">
      <style:paragraph-properties fo:text-align="center" style:justify-single-word="false"/>
      <style:text-properties officeooo:rsid="00099d39" officeooo:paragraph-rsid="00099d39"/>
    </style:style>
    <style:style style:name="P4" style:family="paragraph" style:parent-style-name="Table_20_Contents">
      <style:text-properties officeooo:rsid="00099d39" officeooo:paragraph-rsid="00099d39"/>
    </style:style>
    <style:style style:name="P5" style:family="paragraph" style:parent-style-name="Table_20_Contents">
      <style:paragraph-properties fo:text-align="center" style:justify-single-word="false"/>
      <style:text-properties officeooo:rsid="000d2afa" officeooo:paragraph-rsid="000d2afa"/>
    </style:style>
    <style:style style:name="P6" style:family="paragraph" style:parent-style-name="Table_20_Heading">
      <style:text-properties officeooo:rsid="000d2afa" officeooo:paragraph-rsid="000d2afa"/>
    </style:style>
    <style:style style:name="P7" style:family="paragraph" style:parent-style-name="Text_20_body">
      <style:text-properties officeooo:paragraph-rsid="0016ced2"/>
    </style:style>
    <style:style style:name="P8" style:family="paragraph" style:parent-style-name="Heading_20_3">
      <style:text-properties officeooo:rsid="000c5f9c" officeooo:paragraph-rsid="0016ced2"/>
    </style:style>
    <style:style style:name="P9" style:family="paragraph" style:parent-style-name="Heading_20_3">
      <style:text-properties officeooo:rsid="00168078" officeooo:paragraph-rsid="00168078"/>
    </style:style>
    <style:style style:name="P10" style:family="paragraph" style:parent-style-name="Heading_20_2">
      <style:text-properties officeooo:rsid="000f7f58" officeooo:paragraph-rsid="000f7f58"/>
    </style:style>
    <style:style style:name="P11" style:family="paragraph" style:parent-style-name="Table_20_Heading">
      <style:text-properties officeooo:rsid="00168078" officeooo:paragraph-rsid="00168078"/>
    </style:style>
    <style:style style:name="T1" style:family="text">
      <style:text-properties officeooo:rsid="00168078"/>
    </style:style>
    <style:style style:name="T2" style:family="text">
      <style:text-properties officeooo:rsid="0016ced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SES">
        <text:h text:style-name="P10" text:outline-level="2">тест123</text:h>
        <text:h text:style-name="P8" text:outline-level="3">
          <text:span text:style-name="T2">Роли</text:span>
        </text:h>
        <text:p text:style-name="P7">
          <text:span text:style-name="T2"/>
        </text:p>
        <text:h text:style-name="P9" text:outline-level="3">Предусловия</text:h>
        <text:p text:style-name="Standard">открыта страница "авторизации"</text:p>
        <text:h text:style-name="P9" text:outline-level="3">Результаты выполнения</text:h>
        <table:table table:name="STEPS" table:style-name="STEPS">
          <table:table-column table:style-name="STEPS.A"/>
          <table:table-column table:style-name="STEPS.B"/>
          <table:table-column table:style-name="STEPS.C"/>
          <table:table-column table:style-name="STEPS.D"/>
          <table:table-header-rows>
            <table:table-row>
              <table:table-cell table:style-name="STEPS.A1" office:value-type="string">
                <text:p text:style-name="P11">Сценарий</text:p>
              </table:table-cell>
              <table:table-cell table:style-name="STEPS.A1" office:value-type="string">
                <text:p text:style-name="P11">Ожидаемый результат</text:p>
              </table:table-cell>
              <table:table-cell table:style-name="STEPS.A1" office:value-type="string">
                <text:p text:style-name="P11">Результат выполнения</text:p>
              </table:table-cell>
              <table:table-cell table:style-name="STEPS.D1" office:value-type="string">
                <text:p text:style-name="P11">Комментарии</text:p>
              </table:table-cell>
            </table:table-row>
          </table:table-header-rows>
          <table:table-row>
            <table:table-cell table:style-name="STEPS.A2" office:value-type="string">
              <text:p text:style-name="P2">в поле "логин" ввести "admin"<text:line-break/>в поле "пароль" ввести "admin"<text:line-break/>нажать кнопку "Авторизоваться"</text:p>
            </table:table-cell>
            <table:table-cell table:style-name="STEPS.A2" office:value-type="string">
              <text:p text:style-name="P2">открывается страница "главная"</text:p>
            </table:table-cell>
            <table:table-cell table:style-name="STEPS.A2" office:value-type="string">
              <text:p text:style-name="P3">FAILED</text:p>
            </table:table-cell>
            <table:table-cell table:style-name="STEPS.D2" office:value-type="string">
              <text:p text:style-name="P4">русски</text:p>
            </table:table-cell>
          </table:table-row>
        </table:table>
        <text:p text:style-name="P1"/>
      </text:section>
      <text:section text:style-name="Sect1" text:name="CASES">
        <text:h text:style-name="P10" text:outline-level="2">Test</text:h>
        <text:h text:style-name="P8" text:outline-level="3">
          <text:span text:style-name="T2">Роли</text:span>
        </text:h>
        <text:p text:style-name="P7">
          <text:span text:style-name="T2"/>
        </text:p>
        <text:h text:style-name="P9" text:outline-level="3">Предусловия</text:h>
        <text:p text:style-name="Standard">создать документ с параметрами:<text:line-break/>|name|test|<text:line-break/>"установку даты" выполнить с параметрами "12:12:12"</text:p>
        <text:h text:style-name="P9" text:outline-level="3">Результаты выполнения</text:h>
        <table:table table:name="STEPS" table:style-name="STEPS">
          <table:table-column table:style-name="STEPS.A"/>
          <table:table-column table:style-name="STEPS.B"/>
          <table:table-column table:style-name="STEPS.C"/>
          <table:table-column table:style-name="STEPS.D"/>
          <table:table-header-rows>
            <table:table-row>
              <table:table-cell table:style-name="STEPS.A1" office:value-type="string">
                <text:p text:style-name="P11">Сценарий</text:p>
              </table:table-cell>
              <table:table-cell table:style-name="STEPS.A1" office:value-type="string">
                <text:p text:style-name="P11">Ожидаемый результат</text:p>
              </table:table-cell>
              <table:table-cell table:style-name="STEPS.A1" office:value-type="string">
                <text:p text:style-name="P11">Результат выполнения</text:p>
              </table:table-cell>
              <table:table-cell table:style-name="STEPS.D1" office:value-type="string">
                <text:p text:style-name="P11">Комментарии</text:p>
              </table:table-cell>
            </table:table-row>
          </table:table-header-rows>
          <table:table-row>
            <table:table-cell table:style-name="STEPS.A2" office:value-type="string">
              <text:p text:style-name="P2">#Dummy action</text:p>
            </table:table-cell>
            <table:table-cell table:style-name="STEPS.A2" office:value-type="string">
              <text:p text:style-name="P2">#Dummy result</text:p>
            </table:table-cell>
            <table:table-cell table:style-name="STEPS.A2" office:value-type="string">
              <text:p text:style-name="P3">FAILED</text:p>
            </table:table-cell>
            <table:table-cell table:style-name="STEPS.D2" office:value-type="string">
              <text:p text:style-name="P4">english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hatko </meta:initial-creator>
    <meta:creation-date>2013-04-03T21:42:31</meta:creation-date>
    <dc:date>2013-04-12T19:47:23</dc:date>
    <dc:creator>ekhatko </dc:creator>
    <meta:editing-duration>PT2M55S</meta:editing-duration>
    <meta:editing-cycles>18</meta:editing-cycles>
    <meta:generator>LibreOffice/4.0.0.3$Linux_X86_64 LibreOffice_project/7545bee9c2a0782548772a21bc84a9dcc583b89</meta:generator>
    <meta:document-statistic meta:table-count="1" meta:image-count="0" meta:object-count="0" meta:page-count="1" meta:paragraph-count="14" meta:word-count="17" meta:character-count="200" meta:non-whitespace-character-count="197"/>
  </office:meta>
</office:document-meta>
</file>